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a099a" officeooo:paragraph-rsid="000a099a"/>
    </style:style>
    <style:style style:name="T1" style:family="text">
      <style:text-properties officeooo:rsid="000b0b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iinaharava</text:p>
      <text:p text:style-name="Preformatted_20_Text"/>
      <text:p text:style-name="Preformatted_20_Text">Sovellus mahdollistaa miinharavan pelaamisen <text:span text:style-name="T1">eri asetuksilla </text:span>sekä aikaisempien tulosten kirjanpidon.</text:p>
      <text:p text:style-name="Preformatted_20_Text"/>
      <text:p text:style-name="Preformatted_20_Text">Dokumentaatio</text:p>
      <text:p text:style-name="Preformatted_20_Text"/>
      <text:p text:style-name="Preformatted_20_Text">[Arkkitehtuurikuvaus](dokumentaatio/arkkitehtuuri.odt)</text:p>
      <text:p text:style-name="Preformatted_20_Text"/>
      <text:p text:style-name="Preformatted_20_Text">[Vaativuusmäärittely](dokumentaatio/vaativuusmäärittely.odt)</text:p>
      <text:p text:style-name="Preformatted_20_Text"/>
      <text:p text:style-name="Preformatted_20_Text">[tuntikirjanpito](dokumentaatio/tuntikirjanpito.odt)</text:p>
      <text:p text:style-name="Preformatted_20_Text"/>
      <text:p text:style-name="P1">[release linkki](https://github.com/Alluton/miinaharava/releases/tag/viikko5)</text:p>
      <text:p text:style-name="Preformatted_20_Text"/>
      <text:p text:style-name="Preformatted_20_Text">Komentorivitoiminnot</text:p>
      <text:p text:style-name="Preformatted_20_Text"/>
      <text:p text:style-name="Preformatted_20_Text">Testit suoritetaan komennolla</text:p>
      <text:p text:style-name="Preformatted_20_Text"/>
      <text:p text:style-name="Preformatted_20_Text">mvn test</text:p>
      <text:p text:style-name="Preformatted_20_Text"/>
      <text:p text:style-name="Preformatted_20_Text">Testikattavuusraportti luodaan komennolla</text:p>
      <text:p text:style-name="Preformatted_20_Text"/>
      <text:p text:style-name="Preformatted_20_Text">mvn jacoco:report</text:p>
      <text:p text:style-name="Preformatted_20_Text"/>
      <text:p text:style-name="Preformatted_20_Text">Suorittettava jari generoidaan komennolla</text:p>
      <text:p text:style-name="Preformatted_20_Text"/>
      <text:p text:style-name="Preformatted_20_Text">mvn package</text:p>
      <text:p text:style-name="Preformatted_20_Text"/>
      <text:p text:style-name="Preformatted_20_Text"><text:span text:style-name="T1">J</text:span>ari generoidaan hakemistoon target</text:p>
      <text:p text:style-name="Preformatted_20_Text"/>
      <text:p text:style-name="Preformatted_20_Text">Tiedostoon checkstyle.xml määritellyt tarkistukset suoritetaan komennolla mvn jxr:jxr checkstyle:checkstyle</text:p>
      <text:p text:style-name="Preformatted_20_Text"/>
      <text:p text:style-name="Preformatted_20_Text">Mahdolliset virheilmoitukset löytyvät tiedostosta target/site/checkstyle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9:04:32.430008996</dc:date>
    <meta:editing-duration>PT2M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52" meta:character-count="753" meta:non-whitespace-character-count="718"/>
  </office:meta>
</office:document-meta>
</file>